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9b02b" officeooo:paragraph-rsid="0019b02b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19b02b" officeooo:paragraph-rsid="0019b02b"/>
    </style:style>
    <style:style style:name="P10" style:family="paragraph" style:parent-style-name="Table_20_Contents">
      <style:text-properties officeooo:rsid="0010be29" officeooo:paragraph-rsid="0010be29"/>
    </style:style>
    <style:style style:name="T1" style:family="text">
      <style:text-properties officeooo:rsid="00180735"/>
    </style:style>
    <style:style style:name="T2" style:family="text">
      <style:text-properties officeooo:rsid="0019b0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7. Inscription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9">Inscriptions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devenir membre en remplissant le formulaire d'inscription et payer.</text:span></text:p>
            <text:p text:style-name="P9">Voir UC.7.1 – UC.7.2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5"><text:span text:style-name="T2">Non-M</text:span>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9">Aucune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9">Que tout les étapes soit validées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<text:span text:style-name="T2">orsque l'acteur veut devenir membre il doit remplir le formulaire d'inscription et payer son inscription.</text:span></text:p>
      <text:p text:style-name="P3"/>
      <text:p text:style-name="P2">Scénario d'opération</text:p>
      <text:list xml:id="list6652223786261589264" text:style-name="L1">
        <text:list-item>
          <text:p text:style-name="P7">L'utilisateur <text:span text:style-name="T2">remplie le formulaire d'inscription.</text:span></text:p>
        </text:list-item>
        <text:list-item>
          <text:p text:style-name="P8">Paye son abonnement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7T17:41:34.489346221</dc:date>
    <meta:editing-duration>PT41M45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1" meta:word-count="66" meta:character-count="498" meta:non-whitespace-character-count="454"/>
  </office:meta>
</office:document-meta>
</file>